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7e1c" officeooo:paragraph-rsid="000e7e1c"/>
    </style:style>
    <style:style style:name="P2" style:family="paragraph" style:parent-style-name="Standard">
      <style:paragraph-properties fo:text-align="start" style:justify-single-word="false"/>
      <style:text-properties officeooo:rsid="000e7e1c" officeooo:paragraph-rsid="000e7e1c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e7e1c" officeooo:paragraph-rsid="000e7e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и към седмица 12</text:p>
      <text:p text:style-name="P1"/>
      <text:list xml:id="list4166077161193780146" text:style-name="L1">
        <text:list-item>
          <text:p text:style-name="P3">Да <text:s text:c="2"/>се <text:s text:c="2"/>напише <text:s text:c="2"/>функция , <text:s/>която <text:s text:c="2"/>прияма <text:s text:c="2"/>като <text:s/>аргументи <text:s text:c="2"/>две <text:s text:c="2"/>цели <text:s text:c="2"/>числа <text:s text:c="2"/>и разменя <text:s text:c="2"/>стойностите <text:s text:c="2"/>им .</text:p>
          <text:p text:style-name="P3"/>
        </text:list-item>
        <text:list-item>
          <text:p text:style-name="P3">Да <text:s text:c="2"/>се <text:s text:c="2"/>напише <text:s text:c="2"/>функция , <text:s/>която <text:s text:c="2"/>приема <text:s text:c="2"/>като <text:s/>аргументи <text:s text:c="2"/>указател <text:s text:c="2"/>към <text:s text:c="2"/>масив <text:s text:c="2"/>и размера <text:s text:c="2"/>на <text:s text:c="2"/>масива <text:s text:c="2"/>и го <text:s text:c="2"/>обръща . <text:s/>Например , <text:s/>а <text:s/>={1, 2, 3, 4, 5} <text:s/>→ <text:s/>reverse(a, 5) <text:s/>→ <text:s/>a : 5, 4, 3, 2, 1.</text:p>
        </text:list-item>
      </text:list>
      <text:p text:style-name="P2"/>
      <text:list xml:id="list121929849037017" text:continue-numbering="true" text:style-name="L1">
        <text:list-item>
          <text:p text:style-name="P3">Да <text:s text:c="2"/>се <text:s text:c="2"/>напише <text:s text:c="2"/>функция , <text:s/>която , <text:s/>по <text:s text:c="2"/>подадени <text:s/>указатели <text:s text:c="2"/>към <text:s text:c="2"/>два <text:s text:c="2"/>сортирани масива <text:s text:c="2"/>и <text:s text:c="2"/>съответните <text:s/>им <text:s text:c="2"/>размери <text:s text:c="2"/>и <text:s text:c="2"/>подаден <text:s text:c="2"/>трети <text:s text:c="2"/>масив , <text:s/>слива <text:s text:c="2"/>първите <text:s text:c="2"/>два масива <text:s text:c="2"/>в <text:s text:c="2"/>третия , <text:s/>така <text:s text:c="2"/>че <text:s text:c="2"/>полученият <text:s text:c="2"/>масив отново <text:s text:c="2"/>да <text:s text:c="2"/>е <text:s text:c="2"/>сортиран , <text:s/>без <text:s text:c="2"/>да <text:s text:c="2"/>се прилага допълнително <text:s text:c="2"/>сорнитане . <text:s/>Приемаме , <text:s/>че <text:s text:c="2"/>масивите <text:s text:c="2"/>са <text:s/>от <text:s text:c="2"/>цели <text:s text:c="2"/>числа .</text:p>
        </text:list-item>
      </text:list>
      <text:p text:style-name="P2"/>
      <text:list xml:id="list121928952423408" text:continue-numbering="true" text:style-name="L1">
        <text:list-item>
          <text:p text:style-name="P3">Да <text:s text:c="2"/>се <text:s text:c="2"/>напише <text:s text:c="2"/>функция , <text:s/>която <text:s text:c="2"/>по <text:s text:c="2"/>даден <text:s text:c="2"/>масив <text:s text:c="2"/>от <text:s/>дробни <text:s text:c="2"/>числа <text:s/>( и <text:s text:c="2"/>неговият размер ) <text:s/>намира <text:s text:c="2"/>индекса <text:s text:c="2"/>на последния <text:s text:c="2"/>негов <text:s text:c="2"/>елемент , <text:s/>който <text:s text:c="2"/>е <text:s text:c="2"/>равен <text:s text:c="2"/>на средното аритметично <text:s text:c="2"/>от <text:s text:c="2"/>неговите <text:s text:c="2"/>съседни <text:s text:c="2"/>елементи <text:s/>( крайните елементи <text:s text:c="2"/>имат само <text:s text:c="2"/>по един <text:s text:c="2"/>съседен ). <text:s/>Ако <text:s text:c="2"/>такъв <text:s/>елемент <text:s text:c="2"/>не <text:s text:c="2"/>съществува , <text:s/>да <text:s text:c="2"/>се <text:s text:c="2"/>връща <text:s/>­1.</text:p>
          <text:p text:style-name="P3"/>
        </text:list-item>
        <text:list-item>
          <text:p text:style-name="P3">Да <text:s text:c="2"/>се <text:s text:c="2"/>напише <text:s text:c="2"/>функция , <text:s/>която , <text:s/>по <text:s text:c="2"/>даден <text:s text:c="2"/>масив <text:s text:c="2"/>от <text:s/>цели <text:s text:c="2"/>числа <text:s/>( и <text:s text:c="2"/>неговият <text:s text:c="2"/>размер ) <text:s/>и <text:s text:c="2"/>цяло <text:s text:c="2"/>число <text:s/>n, премахмва <text:s text:c="2"/>от <text:s text:c="2"/>масива <text:s text:c="2"/>всички <text:s text:c="2"/>срещания <text:s text:c="2"/>на <text:s text:c="2"/>даденото <text:s/></text:p>
          <text:p text:style-name="P3">число . <text:s/>Ако <text:s text:c="2"/>има <text:s text:c="2"/>премахнати <text:s text:c="2"/>елементи , <text:s/>функцията връща <text:s/>true, <text:s/>в <text:s text:c="2"/>противен <text:s text:c="2"/>случай , <text:s/>ако <text:s text:c="2"/>елементът <text:s text:c="2"/>със стойност <text:s/>n <text:s/>не <text:s text:c="2"/>се <text:s text:c="2"/>среща <text:s text:c="2"/>в <text:s text:c="2"/>дадения <text:s text:c="2"/>масив , <text:s/>функцията <text:s/></text:p>
          <text:p text:style-name="P3">връща <text:s/>false.</text:p>
        </text:list-item>
      </text:list>
      <text:p text:style-name="P2"/>
      <text:list xml:id="list121930859557601" text:continue-numbering="true" text:style-name="L1">
        <text:list-item>
          <text:p text:style-name="P3">Да <text:s text:c="2"/>се <text:s text:c="2"/>напише <text:s text:c="2"/>функция , <text:s/>която , <text:s/>по <text:s text:c="2"/>даден <text:s text:c="2"/>масив <text:s text:c="2"/>от <text:s/>цели <text:s text:c="2"/>числа <text:s/>( и <text:s text:c="2"/>неговия <text:s text:c="2"/>размер ) <text:s/>и <text:s text:c="2"/>цяло <text:s text:c="2"/>число , търси ( по <text:s text:c="2"/>възможност <text:s text:c="2"/>двоично ) <text:s/>числото <text:s text:c="2"/>в <text:s text:c="2"/>масива <text:s text:c="2"/>и <text:s/></text:p>
          <text:p text:style-name="P3">ако <text:s text:c="2"/>го <text:s text:c="2"/>намери , <text:s/>връща <text:s text:c="2"/>указател <text:s text:c="2"/>към <text:s text:c="2"/>първото <text:s text:c="2"/>му срещане , <text:s/>в <text:s text:c="2"/>противен <text:s text:c="2"/>случай <text:s text:c="2"/>връща <text:s/>NUL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2:11:24.670585624</meta:creation-date>
    <dc:date>2016-12-21T12:19:28.561021303</dc:date>
    <meta:editing-duration>PT8M5S</meta:editing-duration>
    <meta:editing-cycles>1</meta:editing-cycles>
    <meta:document-statistic meta:table-count="0" meta:image-count="0" meta:object-count="0" meta:page-count="1" meta:paragraph-count="10" meta:word-count="281" meta:character-count="1752" meta:non-whitespace-character-count="1153"/>
    <meta:generator>LibreOffice/5.1.3.2$Linux_X86_64 LibreOffice_project/10$Build-2</meta:generator>
  </office:meta>
</office:document-meta>
</file>